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8"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1" office:value-type="string" table:number-columns-spanned="12" table:number-rows-spanned="1">
            <text:p>Results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6" table:number-columns-repeated="1012"/>
        </table:table-row>
        <table:table-row table:style-name="ro4">
          <table:table-cell table:style-name="ce2" office:value-type="string" table:number-columns-spanned="12" table:number-rows-spanned="1">
            <text:p>Team Three</text:p>
          </table:table-cell>
          <table:covered-table-cell table:number-columns-repeated="11"/>
          <table:table-cell table:number-columns-repeated="1012"/>
        </table:table-row>
        <table:table-row table:style-name="ro3">
          <table:table-cell table:style-name="ce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5">
          <table:table-cell/>
          <table:table-cell table:style-name="ce7" office:value-type="string" table:number-columns-spanned="5" table:number-rows-spanned="1">
            <text:p>No Avoidance</text:p>
          </table:table-cell>
          <table:covered-table-cell table:number-columns-repeated="4"/>
          <table:table-cell/>
          <table:table-cell table:style-name="ce13" office:value-type="string" table:number-columns-spanned="5" table:number-rows-spanned="1">
            <text:p>Avoidance</text:p>
          </table:table-cell>
          <table:covered-table-cell table:number-columns-repeated="4"/>
          <table:table-cell table:number-columns-repeated="1012"/>
        </table:table-row>
        <table:table-row table:style-name="ro3">
          <table:table-cell table:style-name="ce4" office:value-type="string">
            <text:p>Scenario</text:p>
          </table:table-cell>
          <table:table-cell table:style-name="ce4" office:value-type="string">
            <text:p>Conflicts</text:p>
          </table:table-cell>
          <table:table-cell table:style-name="ce4" office:value-type="string">
            <text:p>Collisions</text:p>
          </table:table-cell>
          <table:table-cell table:style-name="ce4" office:value-type="string">
            <text:p>Waypoints</text:p>
          </table:table-cell>
          <table:table-cell table:style-name="ce4" office:value-type="string">
            <text:p>Ratio</text:p>
          </table:table-cell>
          <table:table-cell table:style-name="ce4" office:value-type="string">
            <text:p>Score</text:p>
          </table:table-cell>
          <table:table-cell/>
          <table:table-cell table:style-name="ce14" office:value-type="string">
            <text:p>Conflicts</text:p>
          </table:table-cell>
          <table:table-cell table:style-name="ce14" office:value-type="string">
            <text:p>Collisions</text:p>
          </table:table-cell>
          <table:table-cell table:style-name="ce14" office:value-type="string">
            <text:p>Waypoints</text:p>
          </table:table-cell>
          <table:table-cell table:style-name="ce14" office:value-type="string">
            <text:p>Ratio</text:p>
          </table:table-cell>
          <table:table-cell table:style-name="ce14" office:value-type="string">
            <text:p>Score</text:p>
          </table:table-cell>
          <table:table-cell table:number-columns-repeated="1012"/>
        </table:table-row>
        <table:table-row table:style-name="ro3">
          <table:table-cell office:value-type="string">
            <text:p>4 – 500 – 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8">
            <text:p>48</text:p>
          </table:table-cell>
          <table:table-cell table:style-name="ce11" office:value-type="float" office:value="1.132235">
            <text:p>1.132</text:p>
          </table:table-cell>
          <table:table-cell table:style-name="ce6" office:value-type="float" office:value="229">
            <text:p>229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5">
            <text:p>85</text:p>
          </table:table-cell>
          <table:table-cell table:style-name="ce15" office:value-type="float" office:value="1.223725">
            <text:p>1.224</text:p>
          </table:table-cell>
          <table:table-cell table:style-name="ce6" office:value-type="float" office:value="425">
            <text:p>425</text:p>
          </table:table-cell>
          <table:table-cell table:number-columns-repeated="1012"/>
        </table:table-row>
        <table:table-row table:style-name="ro3">
          <table:table-cell office:value-type="string">
            <text:p>4 – 500 – 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11" office:value-type="float" office:value="1.102654">
            <text:p>1.103</text:p>
          </table:table-cell>
          <table:table-cell table:style-name="ce6" office:value-type="float" office:value="312">
            <text:p>312</text:p>
          </table:table-cell>
          <table:table-cell/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9">
            <text:p>79</text:p>
          </table:table-cell>
          <table:table-cell table:style-name="ce15" office:value-type="float" office:value="1.276435">
            <text:p>1.276</text:p>
          </table:table-cell>
          <table:table-cell table:style-name="ce6" office:value-type="float" office:value="389">
            <text:p>389</text:p>
          </table:table-cell>
          <table:table-cell table:number-columns-repeated="1012"/>
        </table:table-row>
        <table:table-row table:style-name="ro3">
          <table:table-cell office:value-type="string">
            <text:p>4 – 500 – 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2">
            <text:p>52</text:p>
          </table:table-cell>
          <table:table-cell table:style-name="ce11" office:value-type="float" office:value="1.097912">
            <text:p>1.098</text:p>
          </table:table-cell>
          <table:table-cell table:style-name="ce6" office:value-type="float" office:value="259">
            <text:p>259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5">
            <text:p>85</text:p>
          </table:table-cell>
          <table:table-cell table:style-name="ce15" office:value-type="float" office:value="1.206745">
            <text:p>1.207</text:p>
          </table:table-cell>
          <table:table-cell table:style-name="ce6" office:value-type="float" office:value="425">
            <text:p>425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6:.$B$8])" office:value-type="float" office:value="8.33333333333333">
            <text:p>8.333</text:p>
          </table:table-cell>
          <table:table-cell table:style-name="ce8" table:formula="of:=AVERAGE([.$C$6:.$C$8])" office:value-type="float" office:value="1">
            <text:p>1.000</text:p>
          </table:table-cell>
          <table:table-cell table:style-name="ce8" table:formula="of:=AVERAGE([.$D$6:.$D$8])" office:value-type="float" office:value="55">
            <text:p>55.000</text:p>
          </table:table-cell>
          <table:table-cell table:style-name="ce8" table:formula="of:=AVERAGE([.$E$6:.$E$8])" office:value-type="float" office:value="1.11093366666667">
            <text:p>1.111</text:p>
          </table:table-cell>
          <table:table-cell table:style-name="ce8" table:formula="of:=AVERAGE([.$F$6:.$F$8])" office:value-type="float" office:value="266.666666666667">
            <text:p>266.667</text:p>
          </table:table-cell>
          <table:table-cell/>
          <table:table-cell table:style-name="ce8" table:formula="of:=AVERAGE([.$H$6:.$H$8])" office:value-type="float" office:value="2">
            <text:p>2.000</text:p>
          </table:table-cell>
          <table:table-cell table:style-name="ce8" table:formula="of:=AVERAGE([.$I$6:.$I$8])" office:value-type="float" office:value="0">
            <text:p>0.000</text:p>
          </table:table-cell>
          <table:table-cell table:style-name="ce8" table:formula="of:=AVERAGE([.$J$6:.$J$8])" office:value-type="float" office:value="83">
            <text:p>83.000</text:p>
          </table:table-cell>
          <table:table-cell table:style-name="ce8" table:formula="of:=AVERAGE([.$K$6:.$K$8])" office:value-type="float" office:value="1.235635">
            <text:p>1.236</text:p>
          </table:table-cell>
          <table:table-cell table:style-name="ce8" table:formula="of:=AVERAGE([.$L$6:.$L$8])" office:value-type="float" office:value="413">
            <text:p>413.000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8 – 500 – 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3">
            <text:p>73</text:p>
          </table:table-cell>
          <table:table-cell table:style-name="ce11" office:value-type="float" office:value="1.103701">
            <text:p>1.104</text:p>
          </table:table-cell>
          <table:table-cell table:style-name="ce6" office:value-type="float" office:value="350">
            <text:p>350</text:p>
          </table:table-cell>
          <table:table-cell/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6">
            <text:p>156</text:p>
          </table:table-cell>
          <table:table-cell table:style-name="ce15" office:value-type="float" office:value="1.386602">
            <text:p>1.387</text:p>
          </table:table-cell>
          <table:table-cell table:style-name="ce6" office:value-type="float" office:value="776">
            <text:p>776</text:p>
          </table:table-cell>
          <table:table-cell table:number-columns-repeated="1012"/>
        </table:table-row>
        <table:table-row table:style-name="ro3">
          <table:table-cell office:value-type="string">
            <text:p>8 – 500 – 2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0">
            <text:p>70</text:p>
          </table:table-cell>
          <table:table-cell table:style-name="ce11" office:value-type="float" office:value="1.114303">
            <text:p>1.114</text:p>
          </table:table-cell>
          <table:table-cell table:style-name="ce6" office:value-type="float" office:value="346">
            <text:p>346</text:p>
          </table:table-cell>
          <table:table-cell/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5">
            <text:p>125</text:p>
          </table:table-cell>
          <table:table-cell table:style-name="ce15" office:value-type="float" office:value="1.537409">
            <text:p>1.537</text:p>
          </table:table-cell>
          <table:table-cell table:style-name="ce6" office:value-type="float" office:value="617">
            <text:p>617</text:p>
          </table:table-cell>
          <table:table-cell table:number-columns-repeated="1012"/>
        </table:table-row>
        <table:table-row table:style-name="ro3">
          <table:table-cell office:value-type="string">
            <text:p>8 – 500 – 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2">
            <text:p>72</text:p>
          </table:table-cell>
          <table:table-cell table:style-name="ce11" office:value-type="float" office:value="1.097419">
            <text:p>1.097</text:p>
          </table:table-cell>
          <table:table-cell table:style-name="ce6" office:value-type="float" office:value="345">
            <text:p>345</text:p>
          </table:table-cell>
          <table:table-cell/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6">
            <text:p>146</text:p>
          </table:table-cell>
          <table:table-cell table:style-name="ce15" office:value-type="float" office:value="1.364249">
            <text:p>1.364</text:p>
          </table:table-cell>
          <table:table-cell table:style-name="ce6" office:value-type="float" office:value="720">
            <text:p>720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11:.$B$13])" office:value-type="float" office:value="11.3333333333333">
            <text:p>11.333</text:p>
          </table:table-cell>
          <table:table-cell table:style-name="ce8" table:formula="of:=AVERAGE([.$C$11:.$C$13])" office:value-type="float" office:value="3">
            <text:p>3.000</text:p>
          </table:table-cell>
          <table:table-cell table:style-name="ce8" table:formula="of:=AVERAGE([.$D$11:.$D$13])" office:value-type="float" office:value="71.6666666666667">
            <text:p>71.667</text:p>
          </table:table-cell>
          <table:table-cell table:style-name="ce8" table:formula="of:=AVERAGE([.$E$11:.$E$13])" office:value-type="float" office:value="1.105141">
            <text:p>1.105</text:p>
          </table:table-cell>
          <table:table-cell table:style-name="ce8" table:formula="of:=AVERAGE([.$F$11:.$F$13])" office:value-type="float" office:value="347">
            <text:p>347.000</text:p>
          </table:table-cell>
          <table:table-cell/>
          <table:table-cell table:style-name="ce8" table:formula="of:=AVERAGE([.$H$11:.$H$13])" office:value-type="float" office:value="7.33333333333333">
            <text:p>7.333</text:p>
          </table:table-cell>
          <table:table-cell table:style-name="ce8" table:formula="of:=AVERAGE([.$I$11:.$I$13])" office:value-type="float" office:value="0">
            <text:p>0.000</text:p>
          </table:table-cell>
          <table:table-cell table:style-name="ce8" table:formula="of:=AVERAGE([.$J$11:.$J$13])" office:value-type="float" office:value="142.333333333333">
            <text:p>142.333</text:p>
          </table:table-cell>
          <table:table-cell table:style-name="ce8" table:formula="of:=AVERAGE([.$K$11:.$K$13])" office:value-type="float" office:value="1.42942">
            <text:p>1.429</text:p>
          </table:table-cell>
          <table:table-cell table:style-name="ce8" table:formula="of:=AVERAGE([.$L$11:.$L$13])" office:value-type="float" office:value="704.333333333333">
            <text:p>704.333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16 – 500 – 1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70">
            <text:p>70</text:p>
          </table:table-cell>
          <table:table-cell table:style-name="ce11" office:value-type="float" office:value="1.122235">
            <text:p>1.122</text:p>
          </table:table-cell>
          <table:table-cell table:style-name="ce6" office:value-type="float" office:value="315">
            <text:p>315</text:p>
          </table:table-cell>
          <table:table-cell/>
          <table:table-cell table:style-name="ce6"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82">
            <text:p>182</text:p>
          </table:table-cell>
          <table:table-cell table:style-name="ce15" office:value-type="float" office:value="1.568464">
            <text:p>1.568</text:p>
          </table:table-cell>
          <table:table-cell table:style-name="ce6" office:value-type="float" office:value="895">
            <text:p>895</text:p>
          </table:table-cell>
          <table:table-cell table:number-columns-repeated="1012"/>
        </table:table-row>
        <table:table-row table:style-name="ro3">
          <table:table-cell office:value-type="string">
            <text:p>16 – 500 – 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92">
            <text:p>92</text:p>
          </table:table-cell>
          <table:table-cell table:style-name="ce11" office:value-type="float" office:value="1.097846">
            <text:p>1.098</text:p>
          </table:table-cell>
          <table:table-cell table:style-name="ce6" office:value-type="float" office:value="430">
            <text:p>430</text:p>
          </table:table-cell>
          <table:table-cell/>
          <table:table-cell table:style-name="ce6"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8">
            <text:p>208</text:p>
          </table:table-cell>
          <table:table-cell table:style-name="ce15" office:value-type="float" office:value="1.500779">
            <text:p>1.501</text:p>
          </table:table-cell>
          <table:table-cell table:style-name="ce6" office:value-type="float" office:value="1017">
            <text:p>1017</text:p>
          </table:table-cell>
          <table:table-cell table:number-columns-repeated="1012"/>
        </table:table-row>
        <table:table-row table:style-name="ro3">
          <table:table-cell office:value-type="string">
            <text:p>16 – 500 – 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2">
            <text:p>82</text:p>
          </table:table-cell>
          <table:table-cell table:style-name="ce11" office:value-type="float" office:value="1.09742">
            <text:p>1.097</text:p>
          </table:table-cell>
          <table:table-cell table:style-name="ce6" office:value-type="float" office:value="379">
            <text:p>379</text:p>
          </table:table-cell>
          <table:table-cell/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3">
            <text:p>143</text:p>
          </table:table-cell>
          <table:table-cell table:style-name="ce15" office:value-type="float" office:value="1.541065">
            <text:p>1.541</text:p>
          </table:table-cell>
          <table:table-cell table:style-name="ce6" office:value-type="float" office:value="704">
            <text:p>704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16:.$B$18])" office:value-type="float" office:value="32">
            <text:p>32.000</text:p>
          </table:table-cell>
          <table:table-cell table:style-name="ce8" table:formula="of:=AVERAGE([.$C$16:.$C$18])" office:value-type="float" office:value="7">
            <text:p>7.000</text:p>
          </table:table-cell>
          <table:table-cell table:style-name="ce8" table:formula="of:=AVERAGE([.$D$16:.$D$18])" office:value-type="float" office:value="81.3333333333333">
            <text:p>81.333</text:p>
          </table:table-cell>
          <table:table-cell table:style-name="ce8" table:formula="of:=AVERAGE([.$E$16:.$E$18])" office:value-type="float" office:value="1.10583366666667">
            <text:p>1.106</text:p>
          </table:table-cell>
          <table:table-cell table:style-name="ce8" table:formula="of:=AVERAGE([.$F$16:.$F$18])" office:value-type="float" office:value="374.666666666667">
            <text:p>374.667</text:p>
          </table:table-cell>
          <table:table-cell/>
          <table:table-cell table:style-name="ce8" table:formula="of:=AVERAGE([.$H$16:.$H$18])" office:value-type="float" office:value="16.3333333333333">
            <text:p>16.333</text:p>
          </table:table-cell>
          <table:table-cell table:style-name="ce8" table:formula="of:=AVERAGE([.$I$16:.$I$18])" office:value-type="float" office:value="3.66666666666667">
            <text:p>3.667</text:p>
          </table:table-cell>
          <table:table-cell table:style-name="ce8" table:formula="of:=AVERAGE([.$J$16:.$J$18])" office:value-type="float" office:value="177.666666666667">
            <text:p>177.667</text:p>
          </table:table-cell>
          <table:table-cell table:style-name="ce8" table:formula="of:=AVERAGE([.$K$16:.$K$18])" office:value-type="float" office:value="1.53676933333333">
            <text:p>1.537</text:p>
          </table:table-cell>
          <table:table-cell table:style-name="ce8" table:formula="of:=AVERAGE([.$L$16:.$L$18])" office:value-type="float" office:value="872">
            <text:p>872.000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32 – 500 – 1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1">
            <text:p>81</text:p>
          </table:table-cell>
          <table:table-cell table:style-name="ce11" office:value-type="float" office:value="1.096569">
            <text:p>1.097</text:p>
          </table:table-cell>
          <table:table-cell table:style-name="ce6" office:value-type="float" office:value="347">
            <text:p>347</text:p>
          </table:table-cell>
          <table:table-cell/>
          <table:table-cell table:style-name="ce6" office:value-type="float" office:value="52">
            <text:p>52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50">
            <text:p>250</text:p>
          </table:table-cell>
          <table:table-cell table:style-name="ce15" office:value-type="float" office:value="1.841791">
            <text:p>1.842</text:p>
          </table:table-cell>
          <table:table-cell table:style-name="ce6" office:value-type="float" office:value="1198">
            <text:p>1198</text:p>
          </table:table-cell>
          <table:table-cell table:number-columns-repeated="1012"/>
        </table:table-row>
        <table:table-row table:style-name="ro3">
          <table:table-cell office:value-type="string">
            <text:p>32 – 500 – 2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35">
            <text:p>135</text:p>
          </table:table-cell>
          <table:table-cell table:style-name="ce11" office:value-type="float" office:value="1.121033">
            <text:p>1.121</text:p>
          </table:table-cell>
          <table:table-cell table:style-name="ce6" office:value-type="float" office:value="552">
            <text:p>552</text:p>
          </table:table-cell>
          <table:table-cell/>
          <table:table-cell table:style-name="ce6" office:value-type="float" office:value="86">
            <text:p>8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37">
            <text:p>237</text:p>
          </table:table-cell>
          <table:table-cell table:style-name="ce15" office:value-type="float" office:value="2.021624">
            <text:p>2.022</text:p>
          </table:table-cell>
          <table:table-cell table:style-name="ce6" office:value-type="float" office:value="1099">
            <text:p>1099</text:p>
          </table:table-cell>
          <table:table-cell table:number-columns-repeated="1012"/>
        </table:table-row>
        <table:table-row table:style-name="ro3">
          <table:table-cell office:value-type="string">
            <text:p>32 – 500 – 3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63">
            <text:p>63</text:p>
          </table:table-cell>
          <table:table-cell table:style-name="ce11" office:value-type="float" office:value="1.103635">
            <text:p>1.104</text:p>
          </table:table-cell>
          <table:table-cell table:style-name="ce6" office:value-type="float" office:value="249">
            <text:p>249</text:p>
          </table:table-cell>
          <table:table-cell/>
          <table:table-cell table:style-name="ce6" office:value-type="float" office:value="68">
            <text:p>6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11">
            <text:p>211</text:p>
          </table:table-cell>
          <table:table-cell table:style-name="ce15" office:value-type="float" office:value="1.681032">
            <text:p>1.681</text:p>
          </table:table-cell>
          <table:table-cell table:style-name="ce6" office:value-type="float" office:value="987">
            <text:p>987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21:.$B$23])" office:value-type="float" office:value="82.3333333333333">
            <text:p>82.333</text:p>
          </table:table-cell>
          <table:table-cell table:style-name="ce8" table:formula="of:=AVERAGE([.$C$21:.$C$23])" office:value-type="float" office:value="15">
            <text:p>15.000</text:p>
          </table:table-cell>
          <table:table-cell table:style-name="ce8" table:formula="of:=AVERAGE([.$D$21:.$D$23])" office:value-type="float" office:value="93">
            <text:p>93.000</text:p>
          </table:table-cell>
          <table:table-cell table:style-name="ce8" table:formula="of:=AVERAGE([.$E$21:.$E$23])" office:value-type="float" office:value="1.107079">
            <text:p>1.107</text:p>
          </table:table-cell>
          <table:table-cell table:style-name="ce8" table:formula="of:=AVERAGE([.$F$21:.$F$23])" office:value-type="float" office:value="382.666666666667">
            <text:p>382.667</text:p>
          </table:table-cell>
          <table:table-cell/>
          <table:table-cell table:style-name="ce8" table:formula="of:=AVERAGE([.$H$21:.$H$23])" office:value-type="float" office:value="68.6666666666667">
            <text:p>68.667</text:p>
          </table:table-cell>
          <table:table-cell table:style-name="ce8" table:formula="of:=AVERAGE([.$I$21:.$I$23])" office:value-type="float" office:value="10">
            <text:p>10.000</text:p>
          </table:table-cell>
          <table:table-cell table:style-name="ce8" table:formula="of:=AVERAGE([.$J$21:.$J$23])" office:value-type="float" office:value="232.666666666667">
            <text:p>232.667</text:p>
          </table:table-cell>
          <table:table-cell table:style-name="ce8" table:formula="of:=AVERAGE([.$K$21:.$K$23])" office:value-type="float" office:value="1.848149">
            <text:p>1.848</text:p>
          </table:table-cell>
          <table:table-cell table:style-name="ce8" table:formula="of:=AVERAGE([.$L$21:.$L$23])" office:value-type="float" office:value="1094.66666666667">
            <text:p>1094.667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2"/>
          <table:table-cell table:style-name="ce8"/>
          <table:table-cell table:style-name="ce6" table:number-columns-repeated="2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4 – 1000– 1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1">
            <text:p>41</text:p>
          </table:table-cell>
          <table:table-cell table:style-name="ce11" office:value-type="float" office:value="1.04648">
            <text:p>1.046</text:p>
          </table:table-cell>
          <table:table-cell table:style-name="ce6" office:value-type="float" office:value="199">
            <text:p>199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9">
            <text:p>39</text:p>
          </table:table-cell>
          <table:table-cell table:style-name="ce15" office:value-type="float" office:value="1.09396">
            <text:p>1.094</text:p>
          </table:table-cell>
          <table:table-cell table:style-name="ce6" office:value-type="float" office:value="195">
            <text:p>195</text:p>
          </table:table-cell>
          <table:table-cell table:number-columns-repeated="1012"/>
        </table:table-row>
        <table:table-row table:style-name="ro3">
          <table:table-cell office:value-type="string">
            <text:p>4 – 1000– 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7">
            <text:p>17</text:p>
          </table:table-cell>
          <table:table-cell table:style-name="ce11" office:value-type="float" office:value="1.066962">
            <text:p>1.067</text:p>
          </table:table-cell>
          <table:table-cell table:style-name="ce6" office:value-type="float" office:value="84">
            <text:p>84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">
            <text:p>41</text:p>
          </table:table-cell>
          <table:table-cell table:style-name="ce15" office:value-type="float" office:value="1.084454">
            <text:p>1.084</text:p>
          </table:table-cell>
          <table:table-cell table:style-name="ce6" office:value-type="float" office:value="205">
            <text:p>205</text:p>
          </table:table-cell>
          <table:table-cell table:number-columns-repeated="1012"/>
        </table:table-row>
        <table:table-row table:style-name="ro3">
          <table:table-cell office:value-type="string">
            <text:p>4 – 1000– 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0">
            <text:p>40</text:p>
          </table:table-cell>
          <table:table-cell table:style-name="ce11" office:value-type="float" office:value="1.035985">
            <text:p>1.036</text:p>
          </table:table-cell>
          <table:table-cell table:style-name="ce6" office:value-type="float" office:value="186">
            <text:p>186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15" office:value-type="float" office:value="1.108976">
            <text:p>1.109</text:p>
          </table:table-cell>
          <table:table-cell table:style-name="ce6" office:value-type="float" office:value="185">
            <text:p>185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26:.$B$28])" office:value-type="float" office:value="7">
            <text:p>7.000</text:p>
          </table:table-cell>
          <table:table-cell table:style-name="ce8" table:formula="of:=AVERAGE([.$C$26:.$C$28])" office:value-type="float" office:value="0.666666666666667">
            <text:p>0.667</text:p>
          </table:table-cell>
          <table:table-cell table:style-name="ce8" table:formula="of:=AVERAGE([.$D$26:.$D$28])" office:value-type="float" office:value="32.6666666666667">
            <text:p>32.667</text:p>
          </table:table-cell>
          <table:table-cell table:style-name="ce8" table:formula="of:=AVERAGE([.$E$26:.$E$28])" office:value-type="float" office:value="1.049809">
            <text:p>1.050</text:p>
          </table:table-cell>
          <table:table-cell table:style-name="ce8" table:formula="of:=AVERAGE([.$F$26:.$F$28])" office:value-type="float" office:value="156.333333333333">
            <text:p>156.333</text:p>
          </table:table-cell>
          <table:table-cell/>
          <table:table-cell table:style-name="ce8" table:formula="of:=AVERAGE([.$H$26:.$H$28])" office:value-type="float" office:value="0">
            <text:p>0.000</text:p>
          </table:table-cell>
          <table:table-cell table:style-name="ce8" table:formula="of:=AVERAGE([.$I$26:.$I$28])" office:value-type="float" office:value="0">
            <text:p>0.000</text:p>
          </table:table-cell>
          <table:table-cell table:style-name="ce8" table:formula="of:=AVERAGE([.$J$26:.$J$28])" office:value-type="float" office:value="39">
            <text:p>39.000</text:p>
          </table:table-cell>
          <table:table-cell table:style-name="ce8" table:formula="of:=AVERAGE([.$K$26:.$K$28])" office:value-type="float" office:value="1.09579666666667">
            <text:p>1.096</text:p>
          </table:table-cell>
          <table:table-cell table:style-name="ce8" table:formula="of:=AVERAGE([.$L$26:.$L$28])" office:value-type="float" office:value="195">
            <text:p>195.000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8 – 1000 – 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7">
            <text:p>67</text:p>
          </table:table-cell>
          <table:table-cell table:style-name="ce11" office:value-type="float" office:value="1.04736">
            <text:p>1.047</text:p>
          </table:table-cell>
          <table:table-cell table:style-name="ce6" office:value-type="float" office:value="326">
            <text:p>326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6">
            <text:p>86</text:p>
          </table:table-cell>
          <table:table-cell table:style-name="ce15" office:value-type="float" office:value="1.140239">
            <text:p>1.140</text:p>
          </table:table-cell>
          <table:table-cell table:style-name="ce6" office:value-type="float" office:value="430">
            <text:p>430</text:p>
          </table:table-cell>
          <table:table-cell table:number-columns-repeated="1012"/>
        </table:table-row>
        <table:table-row table:style-name="ro3">
          <table:table-cell office:value-type="string">
            <text:p>8 – 1000 – 2 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63">
            <text:p>63</text:p>
          </table:table-cell>
          <table:table-cell table:style-name="ce11" office:value-type="float" office:value="1.043374">
            <text:p>1.043</text:p>
          </table:table-cell>
          <table:table-cell table:style-name="ce6" office:value-type="float" office:value="299">
            <text:p>299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89">
            <text:p>89</text:p>
          </table:table-cell>
          <table:table-cell table:style-name="ce15" office:value-type="float" office:value="1.119995">
            <text:p>1.120</text:p>
          </table:table-cell>
          <table:table-cell table:style-name="ce6" office:value-type="float" office:value="445">
            <text:p>445</text:p>
          </table:table-cell>
          <table:table-cell table:number-columns-repeated="1012"/>
        </table:table-row>
        <table:table-row table:style-name="ro3">
          <table:table-cell office:value-type="string">
            <text:p>8 – 1000 – 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0">
            <text:p>30</text:p>
          </table:table-cell>
          <table:table-cell table:style-name="ce11" office:value-type="float" office:value="1.041451">
            <text:p>1.041</text:p>
          </table:table-cell>
          <table:table-cell table:style-name="ce6" office:value-type="float" office:value="143">
            <text:p>143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65">
            <text:p>65</text:p>
          </table:table-cell>
          <table:table-cell table:style-name="ce15" office:value-type="float" office:value="1.161697">
            <text:p>1.162</text:p>
          </table:table-cell>
          <table:table-cell table:style-name="ce6" office:value-type="float" office:value="324">
            <text:p>324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31:.$B$33])" office:value-type="float" office:value="10.6666666666667">
            <text:p>10.667</text:p>
          </table:table-cell>
          <table:table-cell table:style-name="ce8" table:formula="of:=AVERAGE([.$C$31:.$C$33])" office:value-type="float" office:value="2.66666666666667">
            <text:p>2.667</text:p>
          </table:table-cell>
          <table:table-cell table:style-name="ce8" table:formula="of:=AVERAGE([.$D$31:.$D$33])" office:value-type="float" office:value="53.3333333333333">
            <text:p>53.333</text:p>
          </table:table-cell>
          <table:table-cell table:style-name="ce8" table:formula="of:=AVERAGE([.$E$31:.$E$33])" office:value-type="float" office:value="1.04406166666667">
            <text:p>1.044</text:p>
          </table:table-cell>
          <table:table-cell table:style-name="ce8" table:formula="of:=AVERAGE([.$F$31:.$F$33])" office:value-type="float" office:value="256">
            <text:p>256.000</text:p>
          </table:table-cell>
          <table:table-cell/>
          <table:table-cell table:style-name="ce8" table:formula="of:=AVERAGE([.$H$31:.$H$33])" office:value-type="float" office:value="0.333333333333333">
            <text:p>0.333</text:p>
          </table:table-cell>
          <table:table-cell table:style-name="ce8" table:formula="of:=AVERAGE([.$I$31:.$I$33])" office:value-type="float" office:value="0.333333333333333">
            <text:p>0.333</text:p>
          </table:table-cell>
          <table:table-cell table:style-name="ce8" table:formula="of:=AVERAGE([.$J$31:.$J$33])" office:value-type="float" office:value="80">
            <text:p>80.000</text:p>
          </table:table-cell>
          <table:table-cell table:style-name="ce8" table:formula="of:=AVERAGE([.$K$31:.$K$33])" office:value-type="float" office:value="1.14064366666667">
            <text:p>1.141</text:p>
          </table:table-cell>
          <table:table-cell table:style-name="ce8" table:formula="of:=AVERAGE([.$L$31:.$L$33])" office:value-type="float" office:value="399.666666666667">
            <text:p>399.667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office:value-type="string">
            <text:p>16 – 1000 – 1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49">
            <text:p>49</text:p>
          </table:table-cell>
          <table:table-cell table:style-name="ce11" office:value-type="float" office:value="1.046545">
            <text:p>1.047</text:p>
          </table:table-cell>
          <table:table-cell table:style-name="ce12" office:value-type="float" office:value="217">
            <text:p>217</text:p>
          </table:table-cell>
          <table:table-cell/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4">
            <text:p>164</text:p>
          </table:table-cell>
          <table:table-cell table:style-name="ce15" office:value-type="float" office:value="1.209131">
            <text:p>1.209</text:p>
          </table:table-cell>
          <table:table-cell table:style-name="ce6" office:value-type="float" office:value="817">
            <text:p>817</text:p>
          </table:table-cell>
          <table:table-cell table:number-columns-repeated="1012"/>
        </table:table-row>
        <table:table-row table:style-name="ro3">
          <table:table-cell office:value-type="string">
            <text:p>16 – 1000 – 2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66">
            <text:p>66</text:p>
          </table:table-cell>
          <table:table-cell table:style-name="ce11" office:value-type="float" office:value="1.048459">
            <text:p>1.048</text:p>
          </table:table-cell>
          <table:table-cell table:style-name="ce6" office:value-type="float" office:value="304">
            <text:p>304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6">
            <text:p>166</text:p>
          </table:table-cell>
          <table:table-cell table:style-name="ce15" office:value-type="float" office:value="1.171281">
            <text:p>1.171</text:p>
          </table:table-cell>
          <table:table-cell table:style-name="ce6" office:value-type="float" office:value="829">
            <text:p>829</text:p>
          </table:table-cell>
          <table:table-cell table:number-columns-repeated="1012"/>
        </table:table-row>
        <table:table-row table:style-name="ro3">
          <table:table-cell office:value-type="string">
            <text:p>16 – 1000 – 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99">
            <text:p>99</text:p>
          </table:table-cell>
          <table:table-cell table:style-name="ce11" office:value-type="float" office:value="1.057807">
            <text:p>1.058</text:p>
          </table:table-cell>
          <table:table-cell table:style-name="ce6" office:value-type="float" office:value="463">
            <text:p>463</text:p>
          </table:table-cell>
          <table:table-cell/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6">
            <text:p>166</text:p>
          </table:table-cell>
          <table:table-cell table:style-name="ce15" office:value-type="float" office:value="1.200257">
            <text:p>1.200</text:p>
          </table:table-cell>
          <table:table-cell table:style-name="ce6" office:value-type="float" office:value="825">
            <text:p>825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36:.$B$38])" office:value-type="float" office:value="28.6666666666667">
            <text:p>28.667</text:p>
          </table:table-cell>
          <table:table-cell table:style-name="ce8" table:formula="of:=AVERAGE([.$C$36:.$C$38])" office:value-type="float" office:value="6">
            <text:p>6.000</text:p>
          </table:table-cell>
          <table:table-cell table:style-name="ce8" table:formula="of:=AVERAGE([.$D$36:.$D$38])" office:value-type="float" office:value="71.3333333333333">
            <text:p>71.333</text:p>
          </table:table-cell>
          <table:table-cell table:style-name="ce8" table:formula="of:=AVERAGE([.$E$36:.$E$38])" office:value-type="float" office:value="1.050937">
            <text:p>1.051</text:p>
          </table:table-cell>
          <table:table-cell table:style-name="ce8" table:formula="of:=AVERAGE([.$F$36:.$F$38])" office:value-type="float" office:value="328">
            <text:p>328.000</text:p>
          </table:table-cell>
          <table:table-cell/>
          <table:table-cell table:style-name="ce8" table:formula="of:=AVERAGE([.$H$36:.$H$38])" office:value-type="float" office:value="3">
            <text:p>3.000</text:p>
          </table:table-cell>
          <table:table-cell table:style-name="ce8" table:formula="of:=AVERAGE([.$I$36:.$I$38])" office:value-type="float" office:value="0">
            <text:p>0.000</text:p>
          </table:table-cell>
          <table:table-cell table:style-name="ce8" table:formula="of:=AVERAGE([.$J$36:.$J$38])" office:value-type="float" office:value="165.333333333333">
            <text:p>165.333</text:p>
          </table:table-cell>
          <table:table-cell table:style-name="ce8" table:formula="of:=AVERAGE([.$K$36:.$K$38])" office:value-type="float" office:value="1.19355633333333">
            <text:p>1.194</text:p>
          </table:table-cell>
          <table:table-cell table:style-name="ce8" table:formula="of:=AVERAGE([.$L$36:.$L$38])" office:value-type="float" office:value="823.666666666667">
            <text:p>823.667</text:p>
          </table:table-cell>
          <table:table-cell table:number-columns-repeated="1012"/>
        </table:table-row>
        <table:table-row table:style-name="ro3">
          <table:table-cell/>
          <table:table-cell table:style-name="ce6" table:number-columns-repeated="5"/>
          <table:table-cell/>
          <table:table-cell table:style-name="ce6" table:number-columns-repeated="4"/>
          <table:table-cell table:style-name="ce8"/>
          <table:table-cell table:number-columns-repeated="1012"/>
        </table:table-row>
        <table:table-row table:style-name="ro3">
          <table:table-cell office:value-type="string">
            <text:p>32 – 1000 – 1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15">
            <text:p>115</text:p>
          </table:table-cell>
          <table:table-cell table:style-name="ce11" office:value-type="float" office:value="1.047356">
            <text:p>1.047</text:p>
          </table:table-cell>
          <table:table-cell table:style-name="ce6" office:value-type="float" office:value="514">
            <text:p>514</text:p>
          </table:table-cell>
          <table:table-cell/>
          <table:table-cell table:style-name="ce6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54">
            <text:p>254</text:p>
          </table:table-cell>
          <table:table-cell table:style-name="ce15" office:value-type="float" office:value="1.292597">
            <text:p>1.293</text:p>
          </table:table-cell>
          <table:table-cell table:style-name="ce6" office:value-type="float" office:value="1250">
            <text:p>1250</text:p>
          </table:table-cell>
          <table:table-cell table:number-columns-repeated="1012"/>
        </table:table-row>
        <table:table-row table:style-name="ro3">
          <table:table-cell office:value-type="string">
            <text:p>32 – 1000 – 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6">
            <text:p>86</text:p>
          </table:table-cell>
          <table:table-cell table:style-name="ce11" office:value-type="float" office:value="1.047084">
            <text:p>1.047</text:p>
          </table:table-cell>
          <table:table-cell table:style-name="ce6" office:value-type="float" office:value="373">
            <text:p>373</text:p>
          </table:table-cell>
          <table:table-cell/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46">
            <text:p>246</text:p>
          </table:table-cell>
          <table:table-cell table:style-name="ce15" office:value-type="float" office:value="1.324583">
            <text:p>1.325</text:p>
          </table:table-cell>
          <table:table-cell table:style-name="ce6" office:value-type="float" office:value="1202">
            <text:p>1202</text:p>
          </table:table-cell>
          <table:table-cell table:number-columns-repeated="1012"/>
        </table:table-row>
        <table:table-row table:style-name="ro3">
          <table:table-cell office:value-type="string">
            <text:p>32 – 1000 – 3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7">
            <text:p>127</text:p>
          </table:table-cell>
          <table:table-cell table:style-name="ce11" office:value-type="float" office:value="1.046797">
            <text:p>1.047</text:p>
          </table:table-cell>
          <table:table-cell table:style-name="ce6" office:value-type="float" office:value="552">
            <text:p>552</text:p>
          </table:table-cell>
          <table:table-cell/>
          <table:table-cell table:style-name="ce6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3">
            <text:p>273</text:p>
          </table:table-cell>
          <table:table-cell table:style-name="ce15" office:value-type="float" office:value="1.302266">
            <text:p>1.302</text:p>
          </table:table-cell>
          <table:table-cell table:style-name="ce6" office:value-type="float" office:value="1348">
            <text:p>1348</text:p>
          </table:table-cell>
          <table:table-cell table:number-columns-repeated="1012"/>
        </table:table-row>
        <table:table-row table:style-name="ro3">
          <table:table-cell/>
          <table:table-cell table:style-name="ce8" table:formula="of:=AVERAGE([.$B$41:.$B$43])" office:value-type="float" office:value="67">
            <text:p>67.000</text:p>
          </table:table-cell>
          <table:table-cell table:style-name="ce8" table:formula="of:=AVERAGE([.$C$41:.$C$43])" office:value-type="float" office:value="13.6666666666667">
            <text:p>13.667</text:p>
          </table:table-cell>
          <table:table-cell table:style-name="ce8" table:formula="of:=AVERAGE([.$D$41:.$D$43])" office:value-type="float" office:value="109.333333333333">
            <text:p>109.333</text:p>
          </table:table-cell>
          <table:table-cell table:style-name="ce8" table:formula="of:=AVERAGE([.$E$41:.$E$43])" office:value-type="float" office:value="1.047079">
            <text:p>1.047</text:p>
          </table:table-cell>
          <table:table-cell table:style-name="ce8" table:formula="of:=AVERAGE([.$F$41:.$F$43])" office:value-type="float" office:value="479.666666666667">
            <text:p>479.667</text:p>
          </table:table-cell>
          <table:table-cell/>
          <table:table-cell table:style-name="ce8" table:formula="of:=AVERAGE([.$H$41:.$H$43])" office:value-type="float" office:value="21.6666666666667">
            <text:p>21.667</text:p>
          </table:table-cell>
          <table:table-cell table:style-name="ce8" table:formula="of:=AVERAGE([.$I$41:.$I$43])" office:value-type="float" office:value="3">
            <text:p>3.000</text:p>
          </table:table-cell>
          <table:table-cell table:style-name="ce8" table:formula="of:=AVERAGE([.$J$41:.$J$43])" office:value-type="float" office:value="257.666666666667">
            <text:p>257.667</text:p>
          </table:table-cell>
          <table:table-cell table:style-name="ce8" table:formula="of:=AVERAGE([.$K$41:.$K$43])" office:value-type="float" office:value="1.306482">
            <text:p>1.306</text:p>
          </table:table-cell>
          <table:table-cell table:style-name="ce8" table:formula="of:=AVERAGE([.$L$41:.$L$43])" office:value-type="float" office:value="1266.66666666667">
            <text:p>1266.667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5"/>
          <table:table-cell/>
          <table:table-cell table:style-name="ce9" table:number-columns-repeated="5"/>
          <table:table-cell table:number-columns-repeated="1012"/>
        </table:table-row>
        <table:table-row table:style-name="ro5">
          <table:table-cell/>
          <table:table-cell table:style-name="ce7" office:value-type="string" table:number-columns-spanned="5" table:number-rows-spanned="1">
            <text:p>Averages No Avoidance</text:p>
          </table:table-cell>
          <table:covered-table-cell table:number-columns-repeated="4"/>
          <table:table-cell/>
          <table:table-cell table:style-name="ce7" office:value-type="string" table:number-columns-spanned="5" table:number-rows-spanned="1">
            <text:p>Averages Avoidance</text:p>
          </table:table-cell>
          <table:covered-table-cell table:number-columns-repeated="4"/>
          <table:table-cell table:number-columns-repeated="1012"/>
        </table:table-row>
        <table:table-row table:style-name="ro3">
          <table:table-cell table:style-name="ce5" office:value-type="string">
            <text:p>Scenarios</text:p>
          </table:table-cell>
          <table:table-cell table:style-name="ce5" office:value-type="string">
            <text:p>Conflicts</text:p>
          </table:table-cell>
          <table:table-cell table:style-name="ce5" office:value-type="string">
            <text:p>Collisions</text:p>
          </table:table-cell>
          <table:table-cell table:style-name="ce5" office:value-type="string">
            <text:p>Waypoints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Score</text:p>
          </table:table-cell>
          <table:table-cell table:style-name="ce5"/>
          <table:table-cell table:style-name="ce5" office:value-type="string">
            <text:p>Conflicts</text:p>
          </table:table-cell>
          <table:table-cell table:style-name="ce5" office:value-type="string">
            <text:p>Collisions</text:p>
          </table:table-cell>
          <table:table-cell table:style-name="ce5" office:value-type="string">
            <text:p>Waypoints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Score</text:p>
          </table:table-cell>
          <table:table-cell table:number-columns-repeated="1012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table:formula="of:=AVERAGE([.$B$6:.$B$8])" office:value-type="float" office:value="8.33333333333333">
            <text:p>8.333</text:p>
          </table:table-cell>
          <table:table-cell table:style-name="ce10" table:formula="of:=AVERAGE([.$C$6:.$C$8])" office:value-type="float" office:value="1">
            <text:p>1.000</text:p>
          </table:table-cell>
          <table:table-cell table:style-name="ce10" table:formula="of:=AVERAGE([.$D$6:.$D$8])" office:value-type="float" office:value="55">
            <text:p>55.000</text:p>
          </table:table-cell>
          <table:table-cell table:style-name="ce10" table:formula="of:=AVERAGE([.$E$6:.$E$8])" office:value-type="float" office:value="1.11093366666667">
            <text:p>1.111</text:p>
          </table:table-cell>
          <table:table-cell table:style-name="ce10" table:formula="of:=AVERAGE([.$F$6:.$F$8])" office:value-type="float" office:value="266.666666666667">
            <text:p>266.667</text:p>
          </table:table-cell>
          <table:table-cell/>
          <table:table-cell table:style-name="ce10" table:formula="of:=AVERAGE([.$H$6:.$H$8])" office:value-type="float" office:value="2">
            <text:p>2.000</text:p>
          </table:table-cell>
          <table:table-cell table:style-name="ce10" table:formula="of:=AVERAGE([.$I$6:.$I$8])" office:value-type="float" office:value="0">
            <text:p>0.000</text:p>
          </table:table-cell>
          <table:table-cell table:style-name="ce10" table:formula="of:=AVERAGE([.$J$6:.$J$8])" office:value-type="float" office:value="83">
            <text:p>83.000</text:p>
          </table:table-cell>
          <table:table-cell table:style-name="ce10" table:formula="of:=AVERAGE([.$K$6:.$K$8])" office:value-type="float" office:value="1.235635">
            <text:p>1.236</text:p>
          </table:table-cell>
          <table:table-cell table:style-name="ce10" table:formula="of:=AVERAGE([.$L$6:.$L$8])" office:value-type="float" office:value="413">
            <text:p>413.000</text:p>
          </table:table-cell>
          <table:table-cell table:number-columns-repeated="1012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table:formula="of:=AVERAGE([.$B$11:.$B$13])" office:value-type="float" office:value="11.3333333333333">
            <text:p>11.333</text:p>
          </table:table-cell>
          <table:table-cell table:style-name="ce10" table:formula="of:=AVERAGE([.$C$11:.$C$13])" office:value-type="float" office:value="3">
            <text:p>3.000</text:p>
          </table:table-cell>
          <table:table-cell table:style-name="ce10" table:formula="of:=AVERAGE([.$D$11:.$D$13])" office:value-type="float" office:value="71.6666666666667">
            <text:p>71.667</text:p>
          </table:table-cell>
          <table:table-cell table:style-name="ce10" table:formula="of:=AVERAGE([.$E$11:.$E$13])" office:value-type="float" office:value="1.105141">
            <text:p>1.105</text:p>
          </table:table-cell>
          <table:table-cell table:style-name="ce10" table:formula="of:=AVERAGE([.$F$11:.$F$13])" office:value-type="float" office:value="347">
            <text:p>347.000</text:p>
          </table:table-cell>
          <table:table-cell/>
          <table:table-cell table:style-name="ce10" table:formula="of:=AVERAGE([.$H$11:.$H$13])" office:value-type="float" office:value="7.33333333333333">
            <text:p>7.333</text:p>
          </table:table-cell>
          <table:table-cell table:style-name="ce10" table:formula="of:=AVERAGE([.$I$11:.$I$13])" office:value-type="float" office:value="0">
            <text:p>0.000</text:p>
          </table:table-cell>
          <table:table-cell table:style-name="ce10" table:formula="of:=AVERAGE([.$J$11:.$J$13])" office:value-type="float" office:value="142.333333333333">
            <text:p>142.333</text:p>
          </table:table-cell>
          <table:table-cell table:style-name="ce10" table:formula="of:=AVERAGE([.$K$11:.$K$13])" office:value-type="float" office:value="1.42942">
            <text:p>1.429</text:p>
          </table:table-cell>
          <table:table-cell table:style-name="ce10" table:formula="of:=AVERAGE([.$L$11:.$L$13])" office:value-type="float" office:value="704.333333333333">
            <text:p>704.333</text:p>
          </table:table-cell>
          <table:table-cell table:number-columns-repeated="1012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0" table:formula="of:=AVERAGE([.$B$16:.$B$18])" office:value-type="float" office:value="32">
            <text:p>32.000</text:p>
          </table:table-cell>
          <table:table-cell table:style-name="ce10" table:formula="of:=AVERAGE([.$C$16:.$C$18])" office:value-type="float" office:value="7">
            <text:p>7.000</text:p>
          </table:table-cell>
          <table:table-cell table:style-name="ce10" table:formula="of:=AVERAGE([.$D$16:.$D$18])" office:value-type="float" office:value="81.3333333333333">
            <text:p>81.333</text:p>
          </table:table-cell>
          <table:table-cell table:style-name="ce10" table:formula="of:=AVERAGE([.$E$16:.$E$18])" office:value-type="float" office:value="1.10583366666667">
            <text:p>1.106</text:p>
          </table:table-cell>
          <table:table-cell table:style-name="ce10" table:formula="of:=AVERAGE([.$F$16:.$F$18])" office:value-type="float" office:value="374.666666666667">
            <text:p>374.667</text:p>
          </table:table-cell>
          <table:table-cell/>
          <table:table-cell table:style-name="ce10" table:formula="of:=AVERAGE([.$H$16:.$H$18])" office:value-type="float" office:value="16.3333333333333">
            <text:p>16.333</text:p>
          </table:table-cell>
          <table:table-cell table:style-name="ce10" table:formula="of:=AVERAGE([.$I$16:.$I$18])" office:value-type="float" office:value="3.66666666666667">
            <text:p>3.667</text:p>
          </table:table-cell>
          <table:table-cell table:style-name="ce10" table:formula="of:=AVERAGE([.$J$16:.$J$18])" office:value-type="float" office:value="177.666666666667">
            <text:p>177.667</text:p>
          </table:table-cell>
          <table:table-cell table:style-name="ce10" table:formula="of:=AVERAGE([.$K$16:.$K$18])" office:value-type="float" office:value="1.53676933333333">
            <text:p>1.537</text:p>
          </table:table-cell>
          <table:table-cell table:style-name="ce10" table:formula="of:=AVERAGE([.$L$16:.$L$18])" office:value-type="float" office:value="872">
            <text:p>872.000</text:p>
          </table:table-cell>
          <table:table-cell table:number-columns-repeated="1012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0" table:formula="of:=AVERAGE([.$B$21:.$B$23])" office:value-type="float" office:value="82.3333333333333">
            <text:p>82.333</text:p>
          </table:table-cell>
          <table:table-cell table:style-name="ce10" table:formula="of:=AVERAGE([.$C$21:.$C$23])" office:value-type="float" office:value="15">
            <text:p>15.000</text:p>
          </table:table-cell>
          <table:table-cell table:style-name="ce10" table:formula="of:=AVERAGE([.$D$21:.$D$23])" office:value-type="float" office:value="93">
            <text:p>93.000</text:p>
          </table:table-cell>
          <table:table-cell table:style-name="ce10" table:formula="of:=AVERAGE([.$E$21:.$E$23])" office:value-type="float" office:value="1.107079">
            <text:p>1.107</text:p>
          </table:table-cell>
          <table:table-cell table:style-name="ce10" table:formula="of:=AVERAGE([.$F$21:.$F$23])" office:value-type="float" office:value="382.666666666667">
            <text:p>382.667</text:p>
          </table:table-cell>
          <table:table-cell/>
          <table:table-cell table:style-name="ce10" table:formula="of:=AVERAGE([.$H$21:.$H$23])" office:value-type="float" office:value="68.6666666666667">
            <text:p>68.667</text:p>
          </table:table-cell>
          <table:table-cell table:style-name="ce10" table:formula="of:=AVERAGE([.$I$21:.$I$23])" office:value-type="float" office:value="10">
            <text:p>10.000</text:p>
          </table:table-cell>
          <table:table-cell table:style-name="ce10" table:formula="of:=AVERAGE([.$J$21:.$J$23])" office:value-type="float" office:value="232.666666666667">
            <text:p>232.667</text:p>
          </table:table-cell>
          <table:table-cell table:style-name="ce10" table:formula="of:=AVERAGE([.$K$21:.$K$23])" office:value-type="float" office:value="1.848149">
            <text:p>1.848</text:p>
          </table:table-cell>
          <table:table-cell table:style-name="ce10" table:formula="of:=AVERAGE([.$L$21:.$L$23])" office:value-type="float" office:value="1094.66666666667">
            <text:p>1094.667</text:p>
          </table:table-cell>
          <table:table-cell table:number-columns-repeated="1012"/>
        </table:table-row>
        <table:table-row table:style-name="ro3">
          <table:table-cell table:style-name="ce6" table:number-columns-repeated="6"/>
          <table:table-cell/>
          <table:table-cell table:style-name="ce6" table:number-columns-repeated="5"/>
          <table:table-cell table:number-columns-repeated="1012"/>
        </table:table-row>
        <table:table-row table:style-name="ro3">
          <table:table-cell table:style-name="ce5" office:value-type="string">
            <text:p>Scenarios</text:p>
          </table:table-cell>
          <table:table-cell table:style-name="ce5" office:value-type="string">
            <text:p>Conflicts</text:p>
          </table:table-cell>
          <table:table-cell table:style-name="ce5" office:value-type="string">
            <text:p>Collisions</text:p>
          </table:table-cell>
          <table:table-cell table:style-name="ce5" office:value-type="string">
            <text:p>Waypoints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Score</text:p>
          </table:table-cell>
          <table:table-cell table:style-name="ce5"/>
          <table:table-cell table:style-name="ce5" office:value-type="string">
            <text:p>Conflicts</text:p>
          </table:table-cell>
          <table:table-cell table:style-name="ce5" office:value-type="string">
            <text:p>Collisions</text:p>
          </table:table-cell>
          <table:table-cell table:style-name="ce5" office:value-type="string">
            <text:p>Waypoints</text:p>
          </table:table-cell>
          <table:table-cell table:style-name="ce5" office:value-type="string">
            <text:p>Ratio</text:p>
          </table:table-cell>
          <table:table-cell table:style-name="ce5" office:value-type="string">
            <text:p>Score</text:p>
          </table:table-cell>
          <table:table-cell table:number-columns-repeated="1012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table:formula="of:=AVERAGE([.$B$26:.$B$28])" office:value-type="float" office:value="7">
            <text:p>7.000</text:p>
          </table:table-cell>
          <table:table-cell table:style-name="ce10" table:formula="of:=AVERAGE([.$C$26:.$C$28])" office:value-type="float" office:value="0.666666666666667">
            <text:p>0.667</text:p>
          </table:table-cell>
          <table:table-cell table:style-name="ce10" table:formula="of:=AVERAGE([.$D$26:.$D$28])" office:value-type="float" office:value="32.6666666666667">
            <text:p>32.667</text:p>
          </table:table-cell>
          <table:table-cell table:style-name="ce10" table:formula="of:=AVERAGE([.$E$26:.$E$28])" office:value-type="float" office:value="1.049809">
            <text:p>1.050</text:p>
          </table:table-cell>
          <table:table-cell table:style-name="ce10" table:formula="of:=AVERAGE([.$F$26:.$F$28])" office:value-type="float" office:value="156.333333333333">
            <text:p>156.333</text:p>
          </table:table-cell>
          <table:table-cell/>
          <table:table-cell table:style-name="ce10" table:formula="of:=AVERAGE([.$H$26:.$H$28])" office:value-type="float" office:value="0">
            <text:p>0.000</text:p>
          </table:table-cell>
          <table:table-cell table:style-name="ce10" table:formula="of:=AVERAGE([.$I$26:.$I$28])" office:value-type="float" office:value="0">
            <text:p>0.000</text:p>
          </table:table-cell>
          <table:table-cell table:style-name="ce10" table:formula="of:=AVERAGE([.$J$26:.$J$28])" office:value-type="float" office:value="39">
            <text:p>39.000</text:p>
          </table:table-cell>
          <table:table-cell table:style-name="ce10" table:formula="of:=AVERAGE([.$K$26:.$K$28])" office:value-type="float" office:value="1.09579666666667">
            <text:p>1.096</text:p>
          </table:table-cell>
          <table:table-cell table:style-name="ce10" table:formula="of:=AVERAGE([.$L$26:.$L$28])" office:value-type="float" office:value="195">
            <text:p>195.000</text:p>
          </table:table-cell>
          <table:table-cell table:number-columns-repeated="1012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table:formula="of:=AVERAGE([.$B$31:.$B$33])" office:value-type="float" office:value="10.6666666666667">
            <text:p>10.667</text:p>
          </table:table-cell>
          <table:table-cell table:style-name="ce10" table:formula="of:=AVERAGE([.$C$31:.$C$33])" office:value-type="float" office:value="2.66666666666667">
            <text:p>2.667</text:p>
          </table:table-cell>
          <table:table-cell table:style-name="ce10" table:formula="of:=AVERAGE([.$D$31:.$D$33])" office:value-type="float" office:value="53.3333333333333">
            <text:p>53.333</text:p>
          </table:table-cell>
          <table:table-cell table:style-name="ce10" table:formula="of:=AVERAGE([.$E$31:.$E$33])" office:value-type="float" office:value="1.04406166666667">
            <text:p>1.044</text:p>
          </table:table-cell>
          <table:table-cell table:style-name="ce10" table:formula="of:=AVERAGE([.$F$31:.$F$33])" office:value-type="float" office:value="256">
            <text:p>256.000</text:p>
          </table:table-cell>
          <table:table-cell/>
          <table:table-cell table:style-name="ce10" table:formula="of:=AVERAGE([.$H$31:.$H$33])" office:value-type="float" office:value="0.333333333333333">
            <text:p>0.333</text:p>
          </table:table-cell>
          <table:table-cell table:style-name="ce10" table:formula="of:=AVERAGE([.$I$31:.$I$33])" office:value-type="float" office:value="0.333333333333333">
            <text:p>0.333</text:p>
          </table:table-cell>
          <table:table-cell table:style-name="ce10" table:formula="of:=AVERAGE([.$J$31:.$J$33])" office:value-type="float" office:value="80">
            <text:p>80.000</text:p>
          </table:table-cell>
          <table:table-cell table:style-name="ce10" table:formula="of:=AVERAGE([.$K$31:.$K$33])" office:value-type="float" office:value="1.14064366666667">
            <text:p>1.141</text:p>
          </table:table-cell>
          <table:table-cell table:style-name="ce10" table:formula="of:=AVERAGE([.$L$31:.$L$33])" office:value-type="float" office:value="399.666666666667">
            <text:p>399.667</text:p>
          </table:table-cell>
          <table:table-cell table:number-columns-repeated="1012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0" table:formula="of:=AVERAGE([.$B$36:.$B$38])" office:value-type="float" office:value="28.6666666666667">
            <text:p>28.667</text:p>
          </table:table-cell>
          <table:table-cell table:style-name="ce10" table:formula="of:=AVERAGE([.$C$36:.$C$38])" office:value-type="float" office:value="6">
            <text:p>6.000</text:p>
          </table:table-cell>
          <table:table-cell table:style-name="ce10" table:formula="of:=AVERAGE([.$D$36:.$D$38])" office:value-type="float" office:value="71.3333333333333">
            <text:p>71.333</text:p>
          </table:table-cell>
          <table:table-cell table:style-name="ce10" table:formula="of:=AVERAGE([.$E$36:.$E$38])" office:value-type="float" office:value="1.050937">
            <text:p>1.051</text:p>
          </table:table-cell>
          <table:table-cell table:style-name="ce10" table:formula="of:=AVERAGE([.$F$36:.$F$38])" office:value-type="float" office:value="328">
            <text:p>328.000</text:p>
          </table:table-cell>
          <table:table-cell/>
          <table:table-cell table:style-name="ce10" table:formula="of:=AVERAGE([.$H$36:.$H$38])" office:value-type="float" office:value="3">
            <text:p>3.000</text:p>
          </table:table-cell>
          <table:table-cell table:style-name="ce10" table:formula="of:=AVERAGE([.$I$36:.$I$38])" office:value-type="float" office:value="0">
            <text:p>0.000</text:p>
          </table:table-cell>
          <table:table-cell table:style-name="ce10" table:formula="of:=AVERAGE([.$J$36:.$J$38])" office:value-type="float" office:value="165.333333333333">
            <text:p>165.333</text:p>
          </table:table-cell>
          <table:table-cell table:style-name="ce10" table:formula="of:=AVERAGE([.$K$36:.$K$38])" office:value-type="float" office:value="1.19355633333333">
            <text:p>1.194</text:p>
          </table:table-cell>
          <table:table-cell table:style-name="ce10" table:formula="of:=AVERAGE([.$L$36:.$L$38])" office:value-type="float" office:value="823.666666666667">
            <text:p>823.667</text:p>
          </table:table-cell>
          <table:table-cell table:number-columns-repeated="1012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0" table:formula="of:=AVERAGE([.$B$41:.$B$43])" office:value-type="float" office:value="67">
            <text:p>67.000</text:p>
          </table:table-cell>
          <table:table-cell table:style-name="ce10" table:formula="of:=AVERAGE([.$C$41:.$C$43])" office:value-type="float" office:value="13.6666666666667">
            <text:p>13.667</text:p>
          </table:table-cell>
          <table:table-cell table:style-name="ce10" table:formula="of:=AVERAGE([.$D$41:.$D$43])" office:value-type="float" office:value="109.333333333333">
            <text:p>109.333</text:p>
          </table:table-cell>
          <table:table-cell table:style-name="ce10" table:formula="of:=AVERAGE([.$E$41:.$E$43])" office:value-type="float" office:value="1.047079">
            <text:p>1.047</text:p>
          </table:table-cell>
          <table:table-cell table:style-name="ce10" table:formula="of:=AVERAGE([.$F$41:.$F$43])" office:value-type="float" office:value="479.666666666667">
            <text:p>479.667</text:p>
          </table:table-cell>
          <table:table-cell/>
          <table:table-cell table:style-name="ce10" table:formula="of:=AVERAGE([.$H$41:.$H$43])" office:value-type="float" office:value="21.6666666666667">
            <text:p>21.667</text:p>
          </table:table-cell>
          <table:table-cell table:style-name="ce10" table:formula="of:=AVERAGE([.$I$41:.$I$43])" office:value-type="float" office:value="3">
            <text:p>3.000</text:p>
          </table:table-cell>
          <table:table-cell table:style-name="ce10" table:formula="of:=AVERAGE([.$J$41:.$J$43])" office:value-type="float" office:value="257.666666666667">
            <text:p>257.667</text:p>
          </table:table-cell>
          <table:table-cell table:style-name="ce10" table:formula="of:=AVERAGE([.$K$41:.$K$43])" office:value-type="float" office:value="1.306482">
            <text:p>1.306</text:p>
          </table:table-cell>
          <table:table-cell table:style-name="ce10" table:formula="of:=AVERAGE([.$L$41:.$L$43])" office:value-type="float" office:value="1266.66666666667">
            <text:p>1266.667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Sheet1.G78" table:end-x="0.0028in" table:end-y="0.1594in" draw:z-index="0" draw:style-name="gr1" svg:width="5.4417in" svg:height="3.3583in" svg:x="0in" svg:y="0.1665in">
              <draw:object draw:notify-on-update-of-ranges="Sheet1.A48:Sheet1.A51 Sheet1.B4:Sheet1.B4 Sheet1.B48:Sheet1.B51 Sheet1.H4:Sheet1.H4 Sheet1.H48:Sheet1.H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number-columns-repeated="6"/>
          <table:table-cell>
            <draw:frame table:end-cell-address="Sheet1.M78" table:end-x="0.8882in" table:end-y="0.1634in" draw:z-index="4" draw:style-name="gr1" svg:width="5.3516in" svg:height="3.3394in" svg:x="0.8709in" svg:y="0.0122in">
              <draw:object draw:notify-on-update-of-ranges="Sheet1.A54:Sheet1.A57 Sheet1.B4:Sheet1.B4 Sheet1.B54:Sheet1.B57 Sheet1.H4:Sheet1.H4 Sheet1.H54:Sheet1.H5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>
            <draw:frame table:end-cell-address="Sheet1.F98" table:end-x="0.8701in" table:end-y="0.1732in" draw:z-index="1" draw:style-name="gr1" svg:width="5.4201in" svg:height="3.3953in" svg:x="0in" svg:y="0.1429in">
              <draw:object draw:notify-on-update-of-ranges="Sheet1.A48:Sheet1.A51 Sheet1.B4:Sheet1.B4 Sheet1.C48:Sheet1.C51 Sheet1.H4:Sheet1.H4 Sheet1.I48:Sheet1.I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M98" table:end-x="0.8882in" table:end-y="0.1358in" draw:z-index="5" draw:style-name="gr1" svg:width="5.352in" svg:height="3.3752in" svg:x="0.8705in" svg:y="0.1256in">
              <draw:object draw:notify-on-update-of-ranges="Sheet1.A54:Sheet1.A57 Sheet1.B4:Sheet1.B4 Sheet1.C54:Sheet1.C57 Sheet1.H4:Sheet1.H4 Sheet1.I54:Sheet1.I5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>
            <draw:frame table:end-cell-address="Sheet1.F119" table:end-x="0.8807in" table:end-y="0.0098in" draw:z-index="2" draw:style-name="gr1" svg:width="5.4307in" svg:height="3.4102in" svg:x="0in" svg:y="0.1417in">
              <draw:object draw:notify-on-update-of-ranges="Sheet1.A48:Sheet1.A51 Sheet1.B4:Sheet1.B4 Sheet1.D48:Sheet1.D51 Sheet1.H4:Sheet1.H4 Sheet1.J48:Sheet1.J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1.M118" table:end-x="0.8882in" table:end-y="0.1378in" draw:z-index="6" draw:style-name="gr1" svg:width="5.3232in" svg:height="3.3921in" svg:x="0.0098in" svg:y="0.111in">
              <draw:object draw:notify-on-update-of-ranges="Sheet1.A54:Sheet1.A57 Sheet1.B4:Sheet1.B4 Sheet1.D54:Sheet1.D57 Sheet1.H4:Sheet1.H4 Sheet1.J54:Sheet1.J5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6"/>
          <table:table-cell>
            <draw:frame table:end-cell-address="Sheet1.M139" table:end-x="0.8591in" table:end-y="0.0949in" draw:z-index="7" draw:style-name="gr1" svg:width="5.3232in" svg:height="3.522in" svg:x="0.8701in" svg:y="0.1154in">
              <draw:object draw:notify-on-update-of-ranges="Sheet1.A54:Sheet1.A57 Sheet1.B4:Sheet1.B4 Sheet1.E54:Sheet1.E57 Sheet1.H4:Sheet1.H4 Sheet1.K54:Sheet1.K5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>
            <draw:frame table:end-cell-address="Sheet1.F139" table:end-x="0.8701in" table:end-y="0.0228in" draw:z-index="3" draw:style-name="gr1" svg:width="5.4201in" svg:height="3.3791in" svg:x="0in" svg:y="0.0091in">
              <draw:object draw:notify-on-update-of-ranges="Sheet1.A48:Sheet1.A51 Sheet1.B4:Sheet1.B4 Sheet1.E48:Sheet1.E51 Sheet1.H4:Sheet1.H4 Sheet1.K48:Sheet1.K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1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Ruchti</meta:initial-creator>
    <meta:creation-date>2011-07-04T20:41:34</meta:creation-date>
    <dc:date>2011-07-07T11:15:11</dc:date>
    <dc:creator>Jason Ruchti</dc:creator>
    <meta:editing-duration>PT09H40M56S</meta:editing-duration>
    <meta:editing-cycles>155</meta:editing-cycles>
    <meta:generator>OpenOffice.org/3.2$Linux OpenOffice.org_project/320m19$Build-9505</meta:generator>
    <meta:document-statistic meta:table-count="3" meta:cell-count="47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3cm" svg:height="8.531cm" xlink:href=".." chart:class="chart:line" chart:style-name="ch1">
        <chart:title svg:x="4.053cm" svg:y="0.171cm" chart:style-name="ch2">
          <text:p>Average Number of Conflicts</text:p>
        </chart:title>
        <chart:subtitle svg:x="5.191cm" svg:y="0.844cm" chart:style-name="ch3">
          <text:p>500x500 Meter Grid</text:p>
        </chart:subtitle>
        <chart:legend chart:legend-position="end" svg:x="11.098cm" svg:y="3.796cm" chart:style-name="ch4"/>
        <chart:plot-area chart:style-name="ch5" table:cell-range-address="Sheet1.A47:Sheet1.A51 Sheet1.B4:Sheet1.B4 Sheet1.B48:Sheet1.B51 Sheet1.H4:Sheet1.H4 Sheet1.H48:Sheet1.H51" chart:data-source-has-labels="both" svg:x="0.351cm" svg:y="1.465cm" svg:width="10.472cm" svg:height="6.757cm">
          <chart:axis chart:dimension="x" chart:name="primary-x" chart:style-name="ch6">
            <chart:title svg:x="4.695cm" svg:y="7.82cm" chart:style-name="ch7">
              <text:p>Number of UAVs</text:p>
            </chart:title>
            <chart:categories table:cell-range-address="Sheet1.A48:Sheet1.A51"/>
          </chart:axis>
          <chart:axis chart:dimension="y" chart:name="primary-y" chart:style-name="ch8">
            <chart:title svg:x="0.277cm" svg:y="5.179cm" chart:style-name="ch9">
              <text:p>Conflicts</text:p>
            </chart:title>
            <chart:grid chart:style-name="ch10" chart:class="major"/>
          </chart:axis>
          <chart:series chart:style-name="ch11" chart:values-cell-range-address="Sheet1.B48:Sheet1.B51" chart:label-cell-address="Sheet1.B4:Sheet1.B4" chart:class="chart:line">
            <chart:data-point chart:repeated="4"/>
          </chart:series>
          <chart:series chart:style-name="ch12" chart:values-cell-range-address="Sheet1.H48:Sheet1.H51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48:Sheet1.A51">4</text:p>
              </table:table-cell>
              <table:table-cell office:value-type="float" office:value="8.33333333333333">
                <text:p text:id="Sheet1.B48:Sheet1.B51">8.33333333333333</text:p>
              </table:table-cell>
              <table:table-cell office:value-type="float" office:value="2">
                <text:p text:id="Sheet1.H48:Sheet1.H51"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68.6666666666667">
                <text:p>68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68cm" svg:height="8.625cm" xlink:href=".." chart:class="chart:line" chart:style-name="ch1">
        <chart:title svg:x="3.008cm" svg:y="0.173cm" chart:style-name="ch2">
          <text:p>Average Number of Potential Collisions</text:p>
        </chart:title>
        <chart:subtitle svg:x="5.164cm" svg:y="0.848cm" chart:style-name="ch3">
          <text:p>500x500 Meter Grid</text:p>
        </chart:subtitle>
        <chart:legend chart:legend-position="end" svg:x="11.044cm" svg:y="3.843cm" chart:style-name="ch4"/>
        <chart:plot-area chart:style-name="ch5" table:cell-range-address="Sheet1.A47:Sheet1.A51 Sheet1.B4:Sheet1.B4 Sheet1.C48:Sheet1.C51 Sheet1.H4:Sheet1.H4 Sheet1.I48:Sheet1.I51" chart:data-source-has-labels="both" svg:x="0.349cm" svg:y="1.471cm" svg:width="10.421cm" svg:height="6.839cm">
          <chart:axis chart:dimension="x" chart:name="primary-x" chart:style-name="ch6">
            <chart:title svg:x="4.667cm" svg:y="7.91cm" chart:style-name="ch7">
              <text:p>Number of UAVs</text:p>
            </chart:title>
            <chart:categories table:cell-range-address="Sheet1.A48:Sheet1.A51"/>
          </chart:axis>
          <chart:axis chart:dimension="y" chart:name="primary-y" chart:style-name="ch8">
            <chart:title svg:x="0.276cm" svg:y="5.993cm" chart:style-name="ch9">
              <text:p>Potential Collisions</text:p>
            </chart:title>
            <chart:grid chart:style-name="ch10" chart:class="major"/>
          </chart:axis>
          <chart:series chart:style-name="ch11" chart:values-cell-range-address="Sheet1.C48:Sheet1.C51" chart:label-cell-address="Sheet1.B4:Sheet1.B4" chart:class="chart:line">
            <chart:data-point chart:repeated="4"/>
          </chart:series>
          <chart:series chart:style-name="ch12" chart:values-cell-range-address="Sheet1.I48:Sheet1.I51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48:Sheet1.A51">4</text:p>
              </table:table-cell>
              <table:table-cell office:value-type="float" office:value="1">
                <text:p text:id="Sheet1.C48:Sheet1.C51">1</text:p>
              </table:table-cell>
              <table:table-cell office:value-type="float" office:value="0">
                <text:p text:id="Sheet1.I48:Sheet1.I51"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95cm" svg:height="8.663cm" xlink:href=".." chart:class="chart:line" chart:style-name="ch1">
        <chart:title svg:x="2.875cm" svg:y="0.174cm" chart:style-name="ch2">
          <text:p>Average Number of Waypoints Achieved</text:p>
        </chart:title>
        <chart:subtitle svg:x="5.177cm" svg:y="0.85cm" chart:style-name="ch3">
          <text:p>500x500 Meter Grid</text:p>
        </chart:subtitle>
        <chart:legend chart:legend-position="end" svg:x="11.071cm" svg:y="3.862cm" chart:style-name="ch4"/>
        <chart:plot-area chart:style-name="ch5" table:cell-range-address="Sheet1.A47:Sheet1.A51 Sheet1.B4:Sheet1.B4 Sheet1.D48:Sheet1.D51 Sheet1.H4:Sheet1.H4 Sheet1.J48:Sheet1.J51" chart:data-source-has-labels="both" svg:x="0.349cm" svg:y="1.474cm" svg:width="10.448cm" svg:height="6.871cm">
          <chart:axis chart:dimension="x" chart:name="primary-x" chart:style-name="ch6">
            <chart:title svg:x="4.681cm" svg:y="7.946cm" chart:style-name="ch7">
              <text:p>Number of UAVs</text:p>
            </chart:title>
            <chart:categories table:cell-range-address="Sheet1.A48:Sheet1.A51"/>
          </chart:axis>
          <chart:axis chart:dimension="y" chart:name="primary-y" chart:style-name="ch8">
            <chart:title svg:x="0.276cm" svg:y="6.052cm" chart:style-name="ch9">
              <text:p>Waypoints Achieved</text:p>
            </chart:title>
            <chart:grid chart:style-name="ch10" chart:class="major"/>
          </chart:axis>
          <chart:series chart:style-name="ch11" chart:values-cell-range-address="Sheet1.D48:Sheet1.D51" chart:label-cell-address="Sheet1.B4:Sheet1.B4" chart:class="chart:line">
            <chart:data-point chart:repeated="4"/>
          </chart:series>
          <chart:series chart:style-name="ch12" chart:values-cell-range-address="Sheet1.J48:Sheet1.J51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48:Sheet1.A51">4</text:p>
              </table:table-cell>
              <table:table-cell office:value-type="float" office:value="55">
                <text:p text:id="Sheet1.D48:Sheet1.D51">55</text:p>
              </table:table-cell>
              <table:table-cell office:value-type="float" office:value="83">
                <text:p text:id="Sheet1.J48:Sheet1.J51">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142.333333333333">
                <text:p>142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3333333333333">
                <text:p>81.3333333333333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232.666666666667">
                <text:p>232.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68cm" svg:height="8.584cm" xlink:href=".." chart:class="chart:line" chart:style-name="ch1">
        <chart:title svg:x="1.83cm" svg:y="0.172cm" chart:style-name="ch2">
          <text:p>Ratio of Distance Traveled to Straight-line Distance</text:p>
        </chart:title>
        <chart:subtitle svg:x="5.164cm" svg:y="0.846cm" chart:style-name="ch3">
          <text:p>500x500 Meter Grid</text:p>
        </chart:subtitle>
        <chart:legend chart:legend-position="end" svg:x="11.044cm" svg:y="3.823cm" chart:style-name="ch4"/>
        <chart:plot-area chart:style-name="ch5" table:cell-range-address="Sheet1.A47:Sheet1.A51 Sheet1.B4:Sheet1.B4 Sheet1.E48:Sheet1.E51 Sheet1.H4:Sheet1.H4 Sheet1.K48:Sheet1.K51" chart:data-source-has-labels="both" svg:x="0.349cm" svg:y="1.468cm" svg:width="10.421cm" svg:height="6.804cm">
          <chart:axis chart:dimension="x" chart:name="primary-x" chart:style-name="ch6">
            <chart:title svg:x="4.667cm" svg:y="7.871cm" chart:style-name="ch7">
              <text:p>Number of UAVs</text:p>
            </chart:title>
            <chart:categories table:cell-range-address="Sheet1.A48:Sheet1.A51"/>
          </chart:axis>
          <chart:axis chart:dimension="y" chart:name="primary-y" chart:style-name="ch8">
            <chart:title svg:x="0.276cm" svg:y="4.968cm" chart:style-name="ch9">
              <text:p>Ratio</text:p>
            </chart:title>
            <chart:grid chart:style-name="ch10" chart:class="major"/>
          </chart:axis>
          <chart:series chart:style-name="ch11" chart:values-cell-range-address="Sheet1.E48:Sheet1.E51" chart:label-cell-address="Sheet1.B4:Sheet1.B4" chart:class="chart:line">
            <chart:data-point chart:repeated="4"/>
          </chart:series>
          <chart:series chart:style-name="ch12" chart:values-cell-range-address="Sheet1.K48:Sheet1.K51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48:Sheet1.A51">4</text:p>
              </table:table-cell>
              <table:table-cell office:value-type="float" office:value="1.11093366666667">
                <text:p text:id="Sheet1.E48:Sheet1.E51">1.11093366666667</text:p>
              </table:table-cell>
              <table:table-cell office:value-type="float" office:value="1.235635">
                <text:p text:id="Sheet1.K48:Sheet1.K51">1.235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5141">
                <text:p>1.105141</text:p>
              </table:table-cell>
              <table:table-cell office:value-type="float" office:value="1.42942">
                <text:p>1.42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583366666667">
                <text:p>1.10583366666667</text:p>
              </table:table-cell>
              <table:table-cell office:value-type="float" office:value="1.53676933333333">
                <text:p>1.536769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07079">
                <text:p>1.107079</text:p>
              </table:table-cell>
              <table:table-cell office:value-type="float" office:value="1.848149">
                <text:p>1.848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maximum="9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94cm" svg:height="8.483cm" xlink:href=".." chart:class="chart:line" chart:style-name="ch1">
        <chart:title svg:x="3.939cm" svg:y="0.17cm" chart:style-name="ch2">
          <text:p>Average Number of Conflicts</text:p>
        </chart:title>
        <chart:subtitle svg:x="4.865cm" svg:y="0.842cm" chart:style-name="ch3">
          <text:p>1000x1000 Meter Grid</text:p>
        </chart:subtitle>
        <chart:legend chart:legend-position="end" svg:x="10.874cm" svg:y="3.772cm" chart:style-name="ch4"/>
        <chart:plot-area chart:style-name="ch5" table:cell-range-address="Sheet1.A53:Sheet1.A57 Sheet1.B4:Sheet1.B4 Sheet1.B54:Sheet1.B57 Sheet1.H4:Sheet1.H4 Sheet1.H54:Sheet1.H57" chart:data-source-has-labels="both" svg:x="0.341cm" svg:y="1.462cm" svg:width="10.263cm" svg:height="6.715cm">
          <chart:axis chart:dimension="x" chart:name="primary-x" chart:style-name="ch6">
            <chart:title svg:x="4.58cm" svg:y="7.774cm" chart:style-name="ch7">
              <text:p>Number of UAVs</text:p>
            </chart:title>
            <chart:categories table:cell-range-address="Sheet1.A54:Sheet1.A57"/>
          </chart:axis>
          <chart:axis chart:dimension="y" chart:name="primary-y" chart:style-name="ch8">
            <chart:title svg:x="0.272cm" svg:y="5.155cm" chart:style-name="ch9">
              <text:p>Conflicts</text:p>
            </chart:title>
            <chart:grid chart:style-name="ch10" chart:class="major"/>
          </chart:axis>
          <chart:series chart:style-name="ch11" chart:values-cell-range-address="Sheet1.B54:Sheet1.B57" chart:label-cell-address="Sheet1.B4:Sheet1.B4" chart:class="chart:line">
            <chart:data-point chart:repeated="4"/>
          </chart:series>
          <chart:series chart:style-name="ch12" chart:values-cell-range-address="Sheet1.H54:Sheet1.H57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54:Sheet1.A57">4</text:p>
              </table:table-cell>
              <table:table-cell office:value-type="float" office:value="7">
                <text:p text:id="Sheet1.B54:Sheet1.B57">7</text:p>
              </table:table-cell>
              <table:table-cell office:value-type="float" office:value="0">
                <text:p text:id="Sheet1.H54:Sheet1.H57"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">
                <text:p>67</text:p>
              </table:table-cell>
              <table:table-cell office:value-type="float" office:value="21.6666666666667">
                <text:p>21.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95cm" svg:height="8.574cm" xlink:href=".." chart:class="chart:line" chart:style-name="ch1">
        <chart:title svg:x="2.921cm" svg:y="0.172cm" chart:style-name="ch2">
          <text:p>Average Number of Potential Collisions</text:p>
        </chart:title>
        <chart:subtitle svg:x="4.865cm" svg:y="0.846cm" chart:style-name="ch3">
          <text:p>1000x1000 Meter Grid</text:p>
        </chart:subtitle>
        <chart:legend chart:legend-position="end" svg:x="10.875cm" svg:y="3.818cm" chart:style-name="ch4"/>
        <chart:plot-area chart:style-name="ch5" table:cell-range-address="Sheet1.A53:Sheet1.A57 Sheet1.B4:Sheet1.B4 Sheet1.C54:Sheet1.C57 Sheet1.H4:Sheet1.H4 Sheet1.I54:Sheet1.I57" chart:data-source-has-labels="both" svg:x="0.341cm" svg:y="1.468cm" svg:width="10.264cm" svg:height="6.794cm">
          <chart:axis chart:dimension="x" chart:name="primary-x" chart:style-name="ch6">
            <chart:title svg:x="4.581cm" svg:y="7.861cm" chart:style-name="ch7">
              <text:p>Number of UAVs</text:p>
            </chart:title>
            <chart:categories table:cell-range-address="Sheet1.A54:Sheet1.A57"/>
          </chart:axis>
          <chart:axis chart:dimension="y" chart:name="primary-y" chart:style-name="ch8">
            <chart:title svg:x="0.272cm" svg:y="5.968cm" chart:style-name="ch9">
              <text:p>Potential Collisions</text:p>
            </chart:title>
            <chart:grid chart:style-name="ch10" chart:class="major"/>
          </chart:axis>
          <chart:series chart:style-name="ch11" chart:values-cell-range-address="Sheet1.C54:Sheet1.C57" chart:label-cell-address="Sheet1.B4:Sheet1.B4" chart:class="chart:line">
            <chart:data-point chart:repeated="4"/>
          </chart:series>
          <chart:series chart:style-name="ch12" chart:values-cell-range-address="Sheet1.I54:Sheet1.I57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54:Sheet1.A57">4</text:p>
              </table:table-cell>
              <table:table-cell office:value-type="float" office:value="0.666666666666667">
                <text:p text:id="Sheet1.C54:Sheet1.C57">0.666666666666667</text:p>
              </table:table-cell>
              <table:table-cell office:value-type="float" office:value="0">
                <text:p text:id="Sheet1.I54:Sheet1.I57"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22cm" svg:height="8.617cm" xlink:href=".." chart:class="chart:line" chart:style-name="ch1">
        <chart:title svg:x="2.739cm" svg:y="0.173cm" chart:style-name="ch2">
          <text:p>Average Number of Waypoints Achieved</text:p>
        </chart:title>
        <chart:subtitle svg:x="4.829cm" svg:y="0.848cm" chart:style-name="ch3">
          <text:p>1000x1000 Meter Grid</text:p>
        </chart:subtitle>
        <chart:legend chart:legend-position="end" svg:x="10.803cm" svg:y="3.839cm" chart:style-name="ch4"/>
        <chart:plot-area chart:style-name="ch5" table:cell-range-address="Sheet1.A53:Sheet1.A57 Sheet1.B4:Sheet1.B4 Sheet1.D54:Sheet1.D57 Sheet1.H4:Sheet1.H4 Sheet1.J54:Sheet1.J57" chart:data-source-has-labels="both" svg:x="0.339cm" svg:y="1.471cm" svg:width="10.195cm" svg:height="6.831cm">
          <chart:axis chart:dimension="x" chart:name="primary-x" chart:style-name="ch6">
            <chart:title svg:x="4.544cm" svg:y="7.902cm" chart:style-name="ch7">
              <text:p>Number of UAVs</text:p>
            </chart:title>
            <chart:categories table:cell-range-address="Sheet1.A54:Sheet1.A57"/>
          </chart:axis>
          <chart:axis chart:dimension="y" chart:name="primary-y" chart:style-name="ch8">
            <chart:title svg:x="0.271cm" svg:y="6.029cm" chart:style-name="ch9">
              <text:p>Waypoints Achieved</text:p>
            </chart:title>
            <chart:grid chart:style-name="ch10" chart:class="major"/>
          </chart:axis>
          <chart:series chart:style-name="ch11" chart:values-cell-range-address="Sheet1.D54:Sheet1.D57" chart:label-cell-address="Sheet1.B4:Sheet1.B4" chart:class="chart:line">
            <chart:data-point chart:repeated="4"/>
          </chart:series>
          <chart:series chart:style-name="ch12" chart:values-cell-range-address="Sheet1.J54:Sheet1.J57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54:Sheet1.A57">4</text:p>
              </table:table-cell>
              <table:table-cell office:value-type="float" office:value="32.6666666666667">
                <text:p text:id="Sheet1.D54:Sheet1.D57">32.6666666666667</text:p>
              </table:table-cell>
              <table:table-cell office:value-type="float" office:value="39">
                <text:p text:id="Sheet1.J54:Sheet1.J57"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165.333333333333">
                <text:p>165.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257.666666666667">
                <text:p>257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8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118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22cm" svg:height="8.947cm" xlink:href=".." chart:class="chart:line" chart:style-name="ch1">
        <chart:title svg:x="1.707cm" svg:y="0.179cm" chart:style-name="ch2">
          <text:p>Ratio of Distance Traveled to Straight-line Distance</text:p>
        </chart:title>
        <chart:subtitle svg:x="4.829cm" svg:y="0.86cm" chart:style-name="ch3">
          <text:p>1000x1000 Meter Grid</text:p>
        </chart:subtitle>
        <chart:legend chart:legend-position="end" svg:x="10.803cm" svg:y="4.004cm" chart:style-name="ch4"/>
        <chart:plot-area chart:style-name="ch5" table:cell-range-address="Sheet1.A53:Sheet1.A57 Sheet1.B4:Sheet1.B4 Sheet1.E54:Sheet1.E57 Sheet1.H4:Sheet1.H4 Sheet1.K54:Sheet1.K57" chart:data-source-has-labels="both" svg:x="0.339cm" svg:y="1.489cm" svg:width="10.195cm" svg:height="7.125cm">
          <chart:axis chart:dimension="x" chart:name="primary-x" chart:style-name="ch6">
            <chart:title svg:x="4.544cm" svg:y="8.22cm" chart:style-name="ch7">
              <text:p>Number of UAVs</text:p>
            </chart:title>
            <chart:categories table:cell-range-address="Sheet1.A54:Sheet1.A57"/>
          </chart:axis>
          <chart:axis chart:dimension="y" chart:name="primary-y" chart:style-name="ch8">
            <chart:title svg:x="0.271cm" svg:y="5.149cm" chart:style-name="ch9">
              <text:p>Ratio</text:p>
            </chart:title>
            <chart:grid chart:style-name="ch10" chart:class="major"/>
          </chart:axis>
          <chart:series chart:style-name="ch11" chart:values-cell-range-address="Sheet1.E54:Sheet1.E57" chart:label-cell-address="Sheet1.B4:Sheet1.B4" chart:class="chart:line">
            <chart:data-point chart:repeated="4"/>
          </chart:series>
          <chart:series chart:style-name="ch12" chart:values-cell-range-address="Sheet1.K54:Sheet1.K57" chart:label-cell-address="Sheet1.H4:Sheet1.H4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4:Sheet1.B4">No Avoidance</text:p>
              </table:table-cell>
              <table:table-cell office:value-type="string">
                <text:p text:id="Sheet1.H4:Sheet1.H4">Avoidance</text:p>
              </table:table-cell>
            </table:table-row>
          </table:table-header-rows>
          <table:table-rows>
            <table:table-row>
              <table:table-cell office:value-type="string">
                <text:p text:id="Sheet1.A54:Sheet1.A57">4</text:p>
              </table:table-cell>
              <table:table-cell office:value-type="float" office:value="1.049809">
                <text:p text:id="Sheet1.E54:Sheet1.E57">1.049809</text:p>
              </table:table-cell>
              <table:table-cell office:value-type="float" office:value="1.09579666666667">
                <text:p text:id="Sheet1.K54:Sheet1.K57">1.09579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406166666667">
                <text:p>1.04406166666667</text:p>
              </table:table-cell>
              <table:table-cell office:value-type="float" office:value="1.14064366666667">
                <text:p>1.140643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0937">
                <text:p>1.050937</text:p>
              </table:table-cell>
              <table:table-cell office:value-type="float" office:value="1.19355633333333">
                <text:p>1.193556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7079">
                <text:p>1.047079</text:p>
              </table:table-cell>
              <table:table-cell office:value-type="float" office:value="1.306482">
                <text:p>1.3064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